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svg:stroke-color="#800000" draw:marker-start-width="0.686cm" draw:marker-end-width="0.381cm" draw:fill="none" draw:textarea-horizontal-align="center" draw:textarea-vertical-align="middle" fo:padding-top="0.15cm" fo:padding-bottom="0.15cm" fo:padding-left="0.275cm" fo:padding-right="0.275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true" fo:min-height="0.268cm" fo:min-width="0cm"/>
    </style:style>
    <style:style style:name="gr7" style:family="graphic" style:parent-style-name="standard">
      <style:graphic-properties draw:fill="none" draw:textarea-horizontal-align="center" draw:textarea-vertical-align="middle"/>
    </style:style>
    <style:style style:name="gr8" style:family="graphic" style:parent-style-name="standard">
      <style:graphic-properties draw:stroke="none" svg:stroke-color="#000000" draw:fill="solid" draw:fill-color="#ffffff" draw:textarea-horizontal-align="left" draw:auto-grow-height="true" draw:auto-grow-width="true" fo:min-height="0.258cm" fo:min-width="0cm"/>
    </style:style>
    <style:style style:name="gr9"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none" draw:textarea-horizontal-align="justify" draw:textarea-vertical-align="top" draw:auto-grow-height="false"/>
    </style:style>
    <style:style style:name="gr12" style:family="graphic" style:parent-style-name="standard">
      <style:graphic-properties draw:stroke="none" draw:fill-color="#ffffff" draw:textarea-horizontal-align="center" draw:textarea-vertical-align="middl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fill="none" draw:textarea-horizontal-align="center" draw:textarea-vertical-align="middle"/>
    </style:style>
    <style:style style:name="gr15" style:family="graphic" style:parent-style-name="standard">
      <style:graphic-properties draw:stroke="none" svg:stroke-color="#000000" draw:fill="none" draw:fill-color="#ffffff" fo:min-height="1.397cm"/>
    </style:style>
    <style:style style:name="gr16" style:family="graphic" style:parent-style-name="standard">
      <style:graphic-properties draw:fill="none" draw:textarea-vertical-align="middle" draw:auto-grow-height="false" fo:min-height="0.749cm" fo:min-width="0.499cm"/>
    </style:style>
    <style:style style:name="gr17" style:family="graphic" style:parent-style-name="standard">
      <style:graphic-properties draw:marker-start="Arrow" draw:marker-start-width="0.3cm" draw:marker-end=""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6.513cm"/>
    </style:style>
    <style:style style:name="gr19" style:family="graphic" style:parent-style-name="standard">
      <style:graphic-properties draw:stroke="none" svg:stroke-color="#000000" draw:fill="none" draw:fill-color="#ffffff" draw:textarea-horizontal-align="left" draw:auto-grow-height="true" draw:auto-grow-width="false" fo:min-height="2.023cm" fo:min-width="6.51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normal" style:font-size-asian="10pt" style:font-style-asian="normal" style:font-size-complex="10pt" style:font-style-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layer="layout" svg:width="6.35cm" svg:height="3.683cm" svg:x="3.159cm" svg:y="4.302cm">
          <text:p text:style-name="P4"/>
        </draw:ellipse>
        <draw:custom-shape draw:style-name="gr2" draw:text-style-name="P3" draw:layer="layout" svg:width="1.595cm" svg:height="1.965cm" svg:x="6.029cm" svg:y="8.052cm">
          <text:p text:style-name="P2"><text:span text:style-name="T1">db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1.595cm" svg:height="1.965cm" svg:x="12.359cm" svg:y="8.112cm">
          <text:p text:style-name="P2"><text:span text:style-name="T1">db2.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 draw:text-style-name="P1" draw:layer="layout" svg:width="4.572cm" svg:height="0.635cm" svg:x="3.921cm" svg:y="5.318cm">
            <text:p text:style-name="P4"/>
            <draw:enhanced-geometry svg:viewBox="0 0 21600 21600" draw:type="rectangle" draw:enhanced-path="M 0 0 L 21600 0 21600 21600 0 21600 0 0 Z N"/>
          </draw:custom-shape>
          <draw:line draw:style-name="gr4" draw:text-style-name="P1" draw:layer="layout" svg:x1="4.429cm" svg:y1="5.318cm" svg:x2="4.429cm" svg:y2="5.953cm">
            <text:p text:style-name="P4"/>
          </draw:line>
          <draw:line draw:style-name="gr4" draw:text-style-name="P1" draw:layer="layout" svg:x1="6.969cm" svg:y1="5.318cm" svg:x2="6.969cm" svg:y2="5.953cm">
            <text:p text:style-name="P4"/>
          </draw:line>
          <draw:line draw:style-name="gr4" draw:text-style-name="P1" draw:layer="layout" svg:x1="6.461cm" svg:y1="5.318cm" svg:x2="6.461cm" svg:y2="5.953cm">
            <text:p text:style-name="P4"/>
          </draw:line>
          <draw:line draw:style-name="gr4" draw:text-style-name="P1" draw:layer="layout" svg:x1="5.953cm" svg:y1="5.318cm" svg:x2="5.953cm" svg:y2="5.953cm">
            <text:p text:style-name="P4"/>
          </draw:line>
          <draw:line draw:style-name="gr4" draw:text-style-name="P1" draw:layer="layout" svg:x1="5.445cm" svg:y1="5.318cm" svg:x2="5.445cm" svg:y2="5.953cm">
            <text:p text:style-name="P4"/>
          </draw:line>
          <draw:line draw:style-name="gr4" draw:text-style-name="P1" draw:layer="layout" svg:x1="4.937cm" svg:y1="5.318cm" svg:x2="4.937cm" svg:y2="5.953cm">
            <text:p text:style-name="P4"/>
          </draw:line>
          <draw:line draw:style-name="gr4" draw:text-style-name="P1" draw:layer="layout" svg:x1="7.985cm" svg:y1="5.318cm" svg:x2="7.985cm" svg:y2="5.953cm">
            <text:p text:style-name="P4"/>
          </draw:line>
          <draw:line draw:style-name="gr4" draw:text-style-name="P1" draw:layer="layout" svg:x1="7.477cm" svg:y1="5.318cm" svg:x2="7.477cm" svg:y2="5.953cm">
            <text:p text:style-name="P4"/>
          </draw:line>
        </draw:g>
        <draw:line draw:style-name="gr5" draw:text-style-name="P1" draw:layer="layout" svg:x1="6.842cm" svg:y1="6.207cm" svg:x2="6.842cm" svg:y2="7.858cm">
          <text:p text:style-name="P4"/>
        </draw:line>
        <draw:frame draw:style-name="gr6" draw:text-style-name="P5" draw:layer="layout" svg:width="5.387cm" svg:height="0.645cm" svg:x="7.223cm" svg:y="6.842cm">
          <draw:text-box>
            <text:p text:style-name="P4"><text:span text:style-name="T1">Read/Write via VFS file-handles</text:span></text:p>
          </draw:text-box>
        </draw:frame>
        <draw:rect draw:style-name="gr7" draw:text-style-name="P3" draw:layer="layout" svg:width="2.921cm" svg:height="1.143cm" svg:x="5.445cm" svg:y="2.143cm">
          <text:p text:style-name="P2"><text:span text:style-name="T1">SQLite Database </text:span><text:span text:style-name="T1"><text:line-break/></text:span><text:span text:style-name="T1">handle 1</text:span></text:p>
        </draw:rect>
        <draw:rect draw:style-name="gr7" draw:text-style-name="P3" draw:layer="layout" svg:width="2.921cm" svg:height="1.143cm" svg:x="11.668cm" svg:y="2.143cm">
          <text:p text:style-name="P2"><text:span text:style-name="T1">SQLite Database </text:span><text:span text:style-name="T1"><text:line-break/></text:span><text:span text:style-name="T1">handle 2</text:span></text:p>
        </draw:rect>
        <draw:line draw:style-name="gr5" draw:text-style-name="P1" draw:layer="layout" svg:x1="13.192cm" svg:y1="6.334cm" svg:x2="13.192cm" svg:y2="7.985cm">
          <text:p text:style-name="P4"/>
        </draw:line>
        <draw:g>
          <draw:custom-shape draw:style-name="gr3" draw:text-style-name="P1" draw:layer="layout" svg:width="4.572cm" svg:height="0.635cm" svg:x="11.287cm" svg:y="5.318cm">
            <text:p text:style-name="P4"/>
            <draw:enhanced-geometry svg:viewBox="0 0 21600 21600" draw:type="rectangle" draw:enhanced-path="M 0 0 L 21600 0 21600 21600 0 21600 0 0 Z N"/>
          </draw:custom-shape>
          <draw:line draw:style-name="gr4" draw:text-style-name="P1" draw:layer="layout" svg:x1="11.795cm" svg:y1="5.318cm" svg:x2="11.795cm" svg:y2="5.953cm">
            <text:p text:style-name="P4"/>
          </draw:line>
          <draw:line draw:style-name="gr4" draw:text-style-name="P1" draw:layer="layout" svg:x1="14.335cm" svg:y1="5.318cm" svg:x2="14.335cm" svg:y2="5.953cm">
            <text:p text:style-name="P4"/>
          </draw:line>
          <draw:line draw:style-name="gr4" draw:text-style-name="P1" draw:layer="layout" svg:x1="13.827cm" svg:y1="5.318cm" svg:x2="13.827cm" svg:y2="5.953cm">
            <text:p text:style-name="P4"/>
          </draw:line>
          <draw:line draw:style-name="gr4" draw:text-style-name="P1" draw:layer="layout" svg:x1="13.319cm" svg:y1="5.318cm" svg:x2="13.319cm" svg:y2="5.953cm">
            <text:p text:style-name="P4"/>
          </draw:line>
          <draw:line draw:style-name="gr4" draw:text-style-name="P1" draw:layer="layout" svg:x1="12.811cm" svg:y1="5.318cm" svg:x2="12.811cm" svg:y2="5.953cm">
            <text:p text:style-name="P4"/>
          </draw:line>
          <draw:line draw:style-name="gr4" draw:text-style-name="P1" draw:layer="layout" svg:x1="12.303cm" svg:y1="5.318cm" svg:x2="12.303cm" svg:y2="5.953cm">
            <text:p text:style-name="P4"/>
          </draw:line>
          <draw:line draw:style-name="gr4" draw:text-style-name="P1" draw:layer="layout" svg:x1="15.351cm" svg:y1="5.318cm" svg:x2="15.351cm" svg:y2="5.953cm">
            <text:p text:style-name="P4"/>
          </draw:line>
          <draw:line draw:style-name="gr4" draw:text-style-name="P1" draw:layer="layout" svg:x1="14.843cm" svg:y1="5.318cm" svg:x2="14.843cm" svg:y2="5.953cm">
            <text:p text:style-name="P4"/>
          </draw:line>
        </draw:g>
        <draw:line draw:style-name="gr5" draw:text-style-name="P1" draw:layer="layout" svg:x1="6.842cm" svg:y1="3.413cm" svg:x2="6.842cm" svg:y2="5.064cm">
          <text:p text:style-name="P4"/>
        </draw:line>
        <draw:line draw:style-name="gr5" draw:text-style-name="P1" draw:layer="layout" svg:x1="11.668cm" svg:y1="3.413cm" svg:x2="7.477cm" svg:y2="4.937cm">
          <text:p text:style-name="P4"/>
        </draw:line>
        <draw:line draw:style-name="gr5" draw:text-style-name="P1" draw:layer="layout" svg:x1="13.065cm" svg:y1="3.413cm" svg:x2="13.065cm" svg:y2="5.064cm">
          <text:p text:style-name="P4"/>
        </draw:line>
        <draw:frame draw:style-name="gr8" draw:text-style-name="P5" draw:layer="layout" svg:width="2.568cm" svg:height="0.645cm" svg:x="8.62cm" svg:y="5.445cm">
          <draw:text-box>
            <text:p text:style-name="P4"><text:span text:style-name="T1">Page Caches</text:span></text:p>
          </draw:text-box>
        </draw:frame>
        <draw:frame draw:style-name="gr6" draw:text-style-name="P5" draw:layer="layout" svg:width="5.789cm" svg:height="1.039cm" svg:x="7.792cm" svg:y="10.502cm">
          <draw:text-box>
            <text:p text:style-name="P4"><text:span text:style-name="T1">A single database connection – an</text:span><text:span text:style-name="T1"><text:line-break/></text:span><text:span text:style-name="T1">open file-handle and a page cache</text:span></text:p>
          </draw:text-box>
        </draw:frame>
        <draw:line draw:style-name="gr9" draw:text-style-name="P1" draw:layer="layout" svg:x1="10.525cm" svg:y1="10.398cm" svg:x2="7.858cm" svg:y2="7.731cm">
          <text:p text:style-name="P4"/>
        </draw:line>
        <draw:frame draw:style-name="gr10" draw:layer="layout" svg:width="5.489cm" svg:height="0.962cm" svg:x="7.604cm" svg:y="12.938cm">
          <draw:text-box>
            <text:p text:style-name="P4">db_connection.gif</text:p>
          </draw:text-box>
        </draw:frame>
      </draw:page>
      <draw:page draw:name="page2" draw:style-name="dp1" draw:master-page-name="Default">
        <office:forms form:automatic-focus="false" form:apply-design-mode="false"/>
        <draw:custom-shape draw:style-name="gr11" draw:text-style-name="P3" draw:layer="layout" svg:width="11.684cm" svg:height="6.858cm" svg:x="2.27cm" svg:y="2.016cm">
          <text:p text:style-name="P2"><text:span text:style-name="T1">Application Pro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2" draw:text-style-name="P1" draw:layer="layout" svg:width="2.54cm" svg:height="7.112cm" svg:x="12.557cm" svg:y="1.889cm">
          <text:p text:style-name="P4"/>
        </draw:rect>
        <draw:rect draw:style-name="gr7" draw:text-style-name="P6" draw:layer="layout" svg:width="2.286cm" svg:height="2.286cm" svg:x="6.715cm" svg:y="4.175cm">
          <text:p text:style-name="P2"><text:span text:style-name="T1">SQLite</text:span></text:p>
        </draw:rect>
        <draw:rect draw:style-name="gr7" draw:text-style-name="P6" draw:layer="layout" svg:width="2.286cm" svg:height="2.286cm" svg:x="2.905cm" svg:y="4.175cm">
          <text:p text:style-name="P2"><text:span text:style-name="T1">Application</text:span><text:span text:style-name="T1"><text:line-break/></text:span><text:span text:style-name="T1">(SQLite user)</text:span></text:p>
        </draw:rect>
        <draw:rect draw:style-name="gr7" draw:text-style-name="P6" draw:layer="layout" svg:width="1.651cm" svg:height="3.556cm" svg:x="10.525cm" svg:y="3.54cm">
          <text:p text:style-name="P2"><text:span text:style-name="T1">VFS </text:span><text:span text:style-name="T1"><text:line-break/></text:span><text:span text:style-name="T1">Adaptor</text:span></text:p>
        </draw:rect>
        <draw:custom-shape draw:style-name="gr3" draw:text-style-name="P1" draw:layer="layout" svg:width="1.27cm" svg:height="0.635cm" svg:x="5.318cm" svg:y="4.937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0.635cm" svg:x="9.128cm" svg:y="4.937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 draw:layer="layout" svg:width="2.54cm" svg:height="0.635cm" svg:x="12.43cm" svg:y="4.937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2.159cm" svg:height="2.032cm" svg:x="15.351cm" svg:y="4.175cm">
          <text:p text:style-name="P2"><text:span text:style-name="T1">File Syste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7" draw:layer="layout" svg:width="4.071cm" svg:height="1.039cm" svg:x="3.025cm" svg:y="7.223cm">
          <draw:text-box>
            <text:p text:style-name="P4"><text:span text:style-name="T1">Communications using </text:span><text:span text:style-name="T1"><text:line-break/></text:span><text:span text:style-name="T1">SQLite User API</text:span></text:p>
          </draw:text-box>
        </draw:frame>
        <draw:frame draw:style-name="gr10" draw:text-style-name="P7" draw:layer="layout" svg:width="4.071cm" svg:height="1.039cm" svg:x="7.604cm" svg:y="7.35cm">
          <draw:text-box>
            <text:p text:style-name="P4"><text:span text:style-name="T1">Communications using </text:span><text:span text:style-name="T1"><text:line-break/></text:span><text:span text:style-name="T1">SQLite VFS API</text:span></text:p>
          </draw:text-box>
        </draw:frame>
        <draw:frame draw:style-name="gr10" draw:text-style-name="P7" draw:layer="layout" svg:width="4.071cm" svg:height="1.433cm" svg:x="12.677cm" svg:y="7.06cm">
          <draw:text-box>
            <text:p text:style-name="P4"><text:span text:style-name="T1">Communications using </text:span><text:span text:style-name="T1"><text:line-break/></text:span><text:span text:style-name="T1">Operating System (or </text:span></text:p>
            <text:p text:style-name="P4"><text:span text:style-name="T1">other) API</text:span></text:p>
          </draw:text-box>
        </draw:frame>
        <draw:line draw:style-name="gr4" draw:text-style-name="P1" draw:layer="layout" svg:x1="5.064cm" svg:y1="7.35cm" svg:x2="5.953cm" svg:y2="5.572cm">
          <text:p text:style-name="P4"/>
        </draw:line>
        <draw:line draw:style-name="gr4" draw:text-style-name="P1" draw:layer="layout" svg:x1="9.509cm" svg:y1="7.35cm" svg:x2="9.763cm" svg:y2="5.699cm">
          <text:p text:style-name="P4"/>
        </draw:line>
        <draw:line draw:style-name="gr4" draw:text-style-name="P1" draw:layer="layout" svg:x1="14.462cm" svg:y1="7.096cm" svg:x2="13.7cm" svg:y2="5.572cm">
          <text:p text:style-name="P4"/>
        </draw:line>
        <draw:frame draw:style-name="gr10" draw:layer="layout" svg:width="3.571cm" svg:height="0.962cm" svg:x="7.604cm" svg:y="10.906cm">
          <draw:text-box>
            <text:p text:style-name="P4">vfs_role.gif</text:p>
          </draw:text-box>
        </draw:frame>
      </draw:page>
      <draw:page draw:name="page3" draw:style-name="dp1" draw:master-page-name="Default">
        <office:forms form:automatic-focus="false" form:apply-design-mode="false"/>
        <draw:rect draw:style-name="gr14" draw:text-style-name="P1" draw:layer="layout" svg:width="12.065cm" svg:height="0.635cm" svg:x="4.175cm" svg:y="3.541cm">
          <text:p text:style-name="P4"/>
        </draw:rect>
        <draw:frame draw:style-name="gr10" draw:text-style-name="P7" draw:layer="layout" svg:width="2.559cm" svg:height="0.645cm" svg:x="4.185cm" svg:y="3.531cm">
          <draw:text-box>
            <text:p text:style-name="P4"><text:span text:style-name="T1">Page number</text:span></text:p>
          </draw:text-box>
        </draw:frame>
        <draw:line draw:style-name="gr4" draw:text-style-name="P1" draw:layer="layout" svg:x1="6.715cm" svg:y1="3.541cm" svg:x2="6.715cm" svg:y2="4.176cm">
          <text:p text:style-name="P4"/>
        </draw:line>
        <draw:frame draw:style-name="gr10" draw:text-style-name="P7" draw:layer="layout" svg:width="2.068cm" svg:height="0.645cm" svg:x="9.092cm" svg:y="3.53cm">
          <draw:text-box>
            <text:p text:style-name="P4"><text:span text:style-name="T1">Page data</text:span></text:p>
          </draw:text-box>
        </draw:frame>
        <draw:frame draw:style-name="gr10" draw:text-style-name="P7" draw:layer="layout" svg:width="3.042cm" svg:height="0.645cm" svg:x="13.192cm" svg:y="3.541cm">
          <draw:text-box>
            <text:p text:style-name="P4"><text:span text:style-name="T1">Checksum value</text:span></text:p>
          </draw:text-box>
        </draw:frame>
        <draw:frame draw:style-name="gr10" draw:text-style-name="P7" draw:layer="layout" svg:width="1.611cm" svg:height="0.645cm" svg:x="4.642cm" svg:y="4.292cm">
          <draw:text-box>
            <text:p text:style-name="P4"><text:span text:style-name="T1">4 bytes</text:span></text:p>
          </draw:text-box>
        </draw:frame>
        <draw:line draw:style-name="gr4" draw:text-style-name="P1" draw:layer="layout" svg:x1="13.192cm" svg:y1="3.541cm" svg:x2="13.192cm" svg:y2="4.176cm">
          <text:p text:style-name="P4"/>
        </draw:line>
        <draw:frame draw:style-name="gr10" draw:text-style-name="P7" draw:layer="layout" svg:width="1.611cm" svg:height="0.645cm" svg:x="13.827cm" svg:y="4.302cm">
          <draw:text-box>
            <text:p text:style-name="P4"><text:span text:style-name="T1">4 bytes</text:span></text:p>
          </draw:text-box>
        </draw:frame>
        <draw:frame draw:style-name="gr10" draw:text-style-name="P7" draw:layer="layout" svg:width="2.949cm" svg:height="0.645cm" svg:x="8.592cm" svg:y="2.778cm">
          <draw:text-box>
            <text:p text:style-name="P4"><text:span text:style-name="T2">Page-size</text:span><text:span text:style-name="T1"> bytes</text:span></text:p>
          </draw:text-box>
        </draw:frame>
        <draw:frame draw:style-name="gr15" draw:text-style-name="P4" draw:layer="layout" svg:width="7.874cm" svg:height="1.647cm" svg:x="7.223cm" svg:y="6.334cm">
          <draw:text-box>
            <text:p text:style-name="P4">journal_record.gif</text:p>
          </draw:text-box>
        </draw:frame>
      </draw:page>
      <draw:page draw:name="page4" draw:style-name="dp1" draw:master-page-name="Default">
        <draw:rect draw:style-name="gr14" draw:text-style-name="P1" draw:layer="layout" svg:width="12.065cm" svg:height="0.635cm" svg:x="4.175cm" svg:y="4.821cm">
          <text:p text:style-name="P4"/>
        </draw:rect>
        <draw:frame draw:style-name="gr10" draw:text-style-name="P7" draw:layer="layout" svg:width="2.64cm" svg:height="0.645cm" svg:x="4.185cm" svg:y="4.811cm">
          <draw:text-box>
            <text:p text:style-name="P4"><text:span text:style-name="T1">Journal Magic</text:span></text:p>
          </draw:text-box>
        </draw:frame>
        <draw:line draw:style-name="gr4" draw:text-style-name="P1" draw:layer="layout" svg:x1="6.842cm" svg:y1="4.82cm" svg:x2="6.842cm" svg:y2="5.455cm">
          <text:p text:style-name="P4"/>
        </draw:line>
        <draw:frame draw:style-name="gr10" draw:text-style-name="P7" draw:layer="layout" svg:width="4.033cm" svg:height="0.645cm" svg:x="7.889cm" svg:y="6.207cm">
          <draw:text-box>
            <text:p text:style-name="P4"><text:span text:style-name="T1">5 fields of 4 bytes each</text:span></text:p>
          </draw:text-box>
        </draw:frame>
        <draw:frame draw:style-name="gr10" draw:text-style-name="P7" draw:layer="layout" svg:width="2.703cm" svg:height="0.645cm" svg:x="13.192cm" svg:y="4.821cm">
          <draw:text-box>
            <text:p text:style-name="P4"><text:span text:style-name="T1">Unused space</text:span></text:p>
          </draw:text-box>
        </draw:frame>
        <draw:frame draw:style-name="gr10" draw:text-style-name="P7" draw:layer="layout" svg:width="1.611cm" svg:height="0.645cm" svg:x="4.642cm" svg:y="5.572cm">
          <draw:text-box>
            <text:p text:style-name="P4"><text:span text:style-name="T1">8 bytes</text:span></text:p>
          </draw:text-box>
        </draw:frame>
        <draw:line draw:style-name="gr4" draw:text-style-name="P1" draw:layer="layout" svg:x1="13.192cm" svg:y1="4.821cm" svg:x2="13.192cm" svg:y2="5.456cm">
          <text:p text:style-name="P4"/>
        </draw:line>
        <draw:frame draw:style-name="gr10" draw:text-style-name="P7" draw:layer="layout" svg:width="3.998cm" svg:height="0.645cm" svg:x="12.94cm" svg:y="5.572cm">
          <draw:text-box>
            <text:p text:style-name="P4"><text:span text:style-name="T1">(</text:span><text:span text:style-name="T2">sector-size</text:span><text:span text:style-name="T1"> - 28) bytes</text:span></text:p>
          </draw:text-box>
        </draw:frame>
        <draw:frame draw:style-name="gr10" draw:text-style-name="P7" draw:layer="layout" svg:width="2.551cm" svg:height="0.645cm" svg:x="4.545cm" svg:y="2.915cm">
          <draw:text-box>
            <text:p text:style-name="P4"><text:span text:style-name="T1">Record count</text:span></text:p>
          </draw:text-box>
        </draw:frame>
        <draw:custom-shape draw:style-name="gr16" draw:text-style-name="P1" draw:layer="layout" svg:width="0.508cm" svg:height="5.08cm" draw:transform="rotate (1.5707963267946) translate (7.35cm 6.217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 draw:text-style-name="P1" draw:layer="layout" svg:x1="8.112cm" svg:y1="4.82cm" svg:x2="8.112cm" svg:y2="5.455cm">
          <text:p text:style-name="P4"/>
        </draw:line>
        <draw:line draw:style-name="gr4" draw:text-style-name="P1" draw:layer="layout" svg:x1="11.922cm" svg:y1="4.82cm" svg:x2="11.922cm" svg:y2="5.455cm">
          <text:p text:style-name="P4"/>
        </draw:line>
        <draw:line draw:style-name="gr4" draw:text-style-name="P1" draw:layer="layout" svg:x1="10.652cm" svg:y1="4.82cm" svg:x2="10.652cm" svg:y2="5.455cm">
          <text:p text:style-name="P4"/>
        </draw:line>
        <draw:line draw:style-name="gr4" draw:text-style-name="P1" draw:layer="layout" svg:x1="9.382cm" svg:y1="4.82cm" svg:x2="9.382cm" svg:y2="5.455cm">
          <text:p text:style-name="P4"/>
        </draw:line>
        <draw:frame draw:style-name="gr10" draw:text-style-name="P7" draw:layer="layout" svg:width="3.575cm" svg:height="0.645cm" svg:x="8.112cm" svg:y="1.508cm">
          <draw:text-box>
            <text:p text:style-name="P4"><text:span text:style-name="T1">Checksum Initializer</text:span></text:p>
          </draw:text-box>
        </draw:frame>
        <draw:frame draw:style-name="gr10" draw:text-style-name="P7" draw:layer="layout" svg:width="3.876cm" svg:height="0.645cm" svg:x="5.633cm" svg:y="2.153cm">
          <draw:text-box>
            <text:p text:style-name="P4"><text:span text:style-name="T1">Database Page Count</text:span></text:p>
          </draw:text-box>
        </draw:frame>
        <draw:frame draw:style-name="gr10" draw:text-style-name="P7" draw:layer="layout" svg:width="2.259cm" svg:height="0.645cm" svg:x="10.806cm" svg:y="2.143cm">
          <draw:text-box>
            <text:p text:style-name="P4"><text:span text:style-name="T1">Sector Size</text:span></text:p>
          </draw:text-box>
        </draw:frame>
        <draw:frame draw:style-name="gr10" draw:text-style-name="P7" draw:layer="layout" svg:width="2.068cm" svg:height="0.645cm" svg:x="12.775cm" svg:y="2.905cm">
          <draw:text-box>
            <text:p text:style-name="P4"><text:span text:style-name="T1">Page Size</text:span></text:p>
          </draw:text-box>
        </draw:frame>
        <draw:line draw:style-name="gr4" draw:text-style-name="P1" draw:layer="layout" svg:x1="10.017cm" svg:y1="2.143cm" svg:x2="10.017cm" svg:y2="5.191cm">
          <text:p text:style-name="P4"/>
        </draw:line>
        <draw:line draw:style-name="gr4" draw:text-style-name="P1" draw:layer="layout" svg:x1="7.604cm" svg:y1="2.778cm" svg:x2="8.747cm" svg:y2="5.191cm">
          <text:p text:style-name="P4"/>
        </draw:line>
        <draw:line draw:style-name="gr4" draw:text-style-name="P1" draw:layer="layout" svg:x1="5.826cm" svg:y1="3.54cm" svg:x2="7.477cm" svg:y2="5.191cm">
          <text:p text:style-name="P4"/>
        </draw:line>
        <draw:line draw:style-name="gr4" draw:text-style-name="P1" draw:layer="layout" svg:x1="11.922cm" svg:y1="2.778cm" svg:x2="11.287cm" svg:y2="5.191cm">
          <text:p text:style-name="P4"/>
        </draw:line>
        <draw:line draw:style-name="gr4" draw:text-style-name="P1" draw:layer="layout" svg:x1="13.827cm" svg:y1="3.54cm" svg:x2="12.557cm" svg:y2="5.191cm">
          <text:p text:style-name="P4"/>
        </draw:line>
        <draw:frame draw:style-name="gr10" draw:layer="layout" svg:width="5.552cm" svg:height="0.962cm" svg:x="7.64cm" svg:y="8.928cm">
          <draw:text-box>
            <text:p text:style-name="P4">journal_header.gif</text:p>
          </draw:text-box>
        </draw:frame>
      </draw:page>
      <draw:page draw:name="page5" draw:style-name="dp1" draw:master-page-name="Default">
        <draw:custom-shape draw:style-name="gr2" draw:text-style-name="P3" draw:layer="layout" svg:width="1.595cm" svg:height="1.965cm" svg:x="9.077cm" svg:y="8.052cm">
          <text:p text:style-name="P2"><text:span text:style-name="T1">Database</text:span><text:span text:style-name="T1"><text:line-break/></text:span><text:span text:style-name="T1">fil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 draw:text-style-name="P1" draw:layer="layout" svg:width="4.572cm" svg:height="0.635cm" svg:x="7.604cm" svg:y="5.318cm">
            <text:p text:style-name="P4"/>
            <draw:enhanced-geometry svg:viewBox="0 0 21600 21600" draw:type="rectangle" draw:enhanced-path="M 0 0 L 21600 0 21600 21600 0 21600 0 0 Z N"/>
          </draw:custom-shape>
          <draw:line draw:style-name="gr4" draw:text-style-name="P1" draw:layer="layout" svg:x1="8.112cm" svg:y1="5.318cm" svg:x2="8.112cm" svg:y2="5.953cm">
            <text:p text:style-name="P4"/>
          </draw:line>
          <draw:line draw:style-name="gr4" draw:text-style-name="P1" draw:layer="layout" svg:x1="10.652cm" svg:y1="5.318cm" svg:x2="10.652cm" svg:y2="5.953cm">
            <text:p text:style-name="P4"/>
          </draw:line>
          <draw:line draw:style-name="gr4" draw:text-style-name="P1" draw:layer="layout" svg:x1="10.144cm" svg:y1="5.318cm" svg:x2="10.144cm" svg:y2="5.953cm">
            <text:p text:style-name="P4"/>
          </draw:line>
          <draw:line draw:style-name="gr4" draw:text-style-name="P1" draw:layer="layout" svg:x1="9.636cm" svg:y1="5.318cm" svg:x2="9.636cm" svg:y2="5.953cm">
            <text:p text:style-name="P4"/>
          </draw:line>
          <draw:line draw:style-name="gr4" draw:text-style-name="P1" draw:layer="layout" svg:x1="9.128cm" svg:y1="5.318cm" svg:x2="9.128cm" svg:y2="5.953cm">
            <text:p text:style-name="P4"/>
          </draw:line>
          <draw:line draw:style-name="gr4" draw:text-style-name="P1" draw:layer="layout" svg:x1="8.62cm" svg:y1="5.318cm" svg:x2="8.62cm" svg:y2="5.953cm">
            <text:p text:style-name="P4"/>
          </draw:line>
          <draw:line draw:style-name="gr4" draw:text-style-name="P1" draw:layer="layout" svg:x1="11.668cm" svg:y1="5.318cm" svg:x2="11.668cm" svg:y2="5.953cm">
            <text:p text:style-name="P4"/>
          </draw:line>
          <draw:line draw:style-name="gr4" draw:text-style-name="P1" draw:layer="layout" svg:x1="11.16cm" svg:y1="5.318cm" svg:x2="11.16cm" svg:y2="5.953cm">
            <text:p text:style-name="P4"/>
          </draw:line>
        </draw:g>
        <draw:line draw:style-name="gr5" draw:text-style-name="P1" draw:layer="layout" svg:x1="9.89cm" svg:y1="6.207cm" svg:x2="9.89cm" svg:y2="7.858cm">
          <text:p text:style-name="P4"/>
        </draw:line>
        <draw:rect draw:style-name="gr7" draw:text-style-name="P3" draw:layer="layout" svg:width="2.921cm" svg:height="1.143cm" svg:x="8.493cm" svg:y="2.143cm">
          <text:p text:style-name="P2"><text:span text:style-name="T1">SQLite Database </text:span><text:span text:style-name="T1"><text:line-break/></text:span><text:span text:style-name="T1">handle 1</text:span></text:p>
        </draw:rect>
        <draw:line draw:style-name="gr5" draw:text-style-name="P1" draw:layer="layout" svg:x1="9.89cm" svg:y1="3.413cm" svg:x2="9.89cm" svg:y2="5.064cm">
          <text:p text:style-name="P4"/>
        </draw:line>
        <draw:custom-shape draw:style-name="gr2" draw:text-style-name="P3" draw:layer="layout" svg:width="1.595cm" svg:height="1.965cm" svg:x="5.12cm" svg:y="8.052cm">
          <text:p text:style-name="P2"><text:span text:style-name="T1">Journal</text:span></text:p>
          <text:p text:style-name="P2"><text:span text:style-name="T1">Fil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7" draw:text-style-name="P1" draw:layer="layout" svg:x1="6.207cm" svg:y1="7.858cm" svg:x2="7.858cm" svg:y2="6.207cm">
          <text:p text:style-name="P4"/>
        </draw:line>
        <draw:frame draw:style-name="gr18" draw:text-style-name="P5" draw:layer="layout" svg:width="5.616cm" svg:height="3.009cm" svg:x="2.115cm" svg:y="3.465cm">
          <draw:text-box>
            <text:p text:style-name="P4"><text:span text:style-name="T1">2. User issues SQL commands via the database handle. SQLite determines the database pages to modify as a result of these commands. Before modifying the page in the cache, the original page content is </text:span><text:span text:style-name="T2">journaled</text:span><text:span text:style-name="T3">.</text:span><text:span text:style-name="T1"> </text:span></text:p>
          </draw:text-box>
        </draw:frame>
        <draw:frame draw:style-name="gr18" draw:text-style-name="P5" draw:layer="layout" svg:width="6.632cm" svg:height="1.827cm" svg:x="1.889cm" svg:y="1.586cm">
          <draw:text-box>
            <text:p text:style-name="P4"><text:span text:style-name="T1">1. User issues SQL commands to begin a transaction. This causes the journal file to be created and the database file locked with a </text:span><text:span text:style-name="T2">reserved</text:span><text:span text:style-name="T3"> lock.</text:span></text:p>
          </draw:text-box>
        </draw:frame>
        <draw:frame draw:style-name="gr19" draw:text-style-name="P5" draw:layer="layout" svg:width="5.969cm" svg:height="2.273cm" svg:x="12.303cm" svg:y="1.648cm">
          <draw:text-box>
            <text:p text:style-name="P4"><text:span text:style-name="T1">3. When the transaction is to be committed, </text:span><text:span text:style-name="T2">the journal file is synced </text:span><text:span text:style-name="T3">to persistent storage, to ensure that the journal data is not corrupted if a system failure occurs</text:span><text:span text:style-name="T1">.</text:span></text:p>
          </draw:text-box>
        </draw:frame>
        <draw:frame draw:style-name="gr18" draw:text-style-name="P5" draw:layer="layout" svg:width="6.632cm" svg:height="3.009cm" svg:x="12.402cm" svg:y="5.445cm">
          <draw:text-box>
            <text:p text:style-name="P4"><text:span text:style-name="T1">4. After the </text:span><text:span text:style-name="T2">journal file is synced, </text:span><text:span text:style-name="T3">an </text:span><text:span text:style-name="T2">exclusive lock </text:span><text:span text:style-name="T3">is obtained on the database file, its content updated and the journal file deleted. Once the journal file is deleted, the transaction is irrevocably committed and can no longer be rolled back.</text:span></text:p>
          </draw:text-box>
        </draw:frame>
        <draw:frame draw:style-name="gr10" draw:layer="layout" svg:width="6.149cm" svg:height="0.962cm" svg:x="7.858cm" svg:y="11.287cm">
          <draw:text-box>
            <text:p text:style-name="P4">write_transaction.gif</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meta:initial-creator>Dan Kennedy</meta:initial-creator>
    <meta:creation-date>2008-06-09T14:07:22</meta:creation-date>
    <dc:creator>Dan Kennedy</dc:creator>
    <dc:date>2008-06-21T22:07:40</dc:date>
    <meta:editing-cycles>9</meta:editing-cycles>
    <meta:editing-duration>P5DT9H46M21S</meta:editing-duration>
    <meta:user-defined meta:name="Info 1"/>
    <meta:user-defined meta:name="Info 2"/>
    <meta:user-defined meta:name="Info 3"/>
    <meta:user-defined meta:name="Info 4"/>
    <meta:document-statistic meta:object-count="106"/>
  </office:meta>
</office:document-meta>
</file>